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22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142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 (Vista)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Vista Principal del sistem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d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rincipal Administrado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Visualización organizada en cuadric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ipal Administrado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raer los datos de las actividades registradas, nombre, logo, nombre de quien este acarg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strar Info de Admi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er el nombre del administrados, logo, numero de emple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dorGenera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scar Cordinador(Boleta/noEmpleado), Usuario(Boleta/noEmpleado), Actividad(Nomb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dorGener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uestra de forma ordenada la informacion optenida anterior mente en recuadr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Control Administrado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graficas correspondientes e informacion de cantidad de registr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Control Administrado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la informacion desde el controlador para mostrarla en graf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Curs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las listas de asistencias del curso acomodados por fechas y mostrar cantidad de asistencias, y botones en general (Moku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Curs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la informacion para las listas, fecha , total de asistencias y nombre del responsab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ir al curs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macion de los registrados en el sistema para poder agregarlos al curso directam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ir al curs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todos los registrados en el sistema, boleta, carrera, nom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disticas del Curs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macion para llenar las graficas correspondien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disticas del Curs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graficas organizadas y entendi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Alumn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uestra estadisticas graficas de las asistencias y horas acumuladas por el mo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Alumn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anda toda la informacion requeria mokups para mostrar del alum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dinad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Mostrar cursos acarg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macion de los cursos registrados a su nom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strar cursos acarg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Organizar y mostrar informacion de los cursos, nombre, horas, lugar, 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del Curs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todo el registro de informacion del curso, registrados, y asistencia en promedio, total de horas acumula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cion del Curs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Organizar y mostrar informacion de los cursos, nombre, horas, lugar, 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r asistenci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boleta y nombre, para tomar asistencia, mostrar la fecha del dia de toma de la asisten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ar asistenc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macion de los alumnos registrados en el sistema y la fe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Visualizar su informacio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amcion registrada en el sistema sobre el usu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r su informacio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informacion del usu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r cursos registrado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amcion registrada en el sistema sobre las actividades registradas en el sistema ( nombre, horas,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r cursos registrado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de forma listada de los cursos registr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 estadisticas de su actividad por curs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strar graficas sobre asistencias en el cur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 estadisticas de su actividad por curs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rgar informacion necesaria del curso sobre la actividad del alumn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52:14.105000000</meta:creation-date>
    <dc:date>2018-07-26T11:31:30.868000000</dc:date>
    <meta:editing-duration>PT7M53S</meta:editing-duration>
    <meta:editing-cycles>1</meta:editing-cycles>
    <meta:generator>LibreOffice/5.4.3.2$Windows_X86_64 LibreOffice_project/92a7159f7e4af62137622921e809f8546db437e5</meta:generator>
    <meta:document-statistic meta:table-count="1" meta:cell-count="90" meta:object-count="0"/>
  </office:meta>
</office:document-meta>
</file>